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2.3134in"/>
    </style:style>
    <style:style style:name="co3" style:family="table-column">
      <style:table-column-properties fo:break-before="auto" style:column-width="2.22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nterprise Modules</text:p>
          </table:table-cell>
          <table:table-cell table:style-name="ce1" office:value-type="string">
            <text:p>Logistic</text:p>
          </table:table-cell>
          <table:table-cell table:style-name="ce1" office:value-type="string">
            <text:p>Accounting &amp; Finance</text:p>
          </table:table-cell>
        </table:table-row>
        <table:table-row table:style-name="ro1">
          <table:table-cell office:value-type="string">
            <text:p>Sales</text:p>
          </table:table-cell>
          <table:table-cell office:value-type="string">
            <text:p>Warehouse Management</text:p>
          </table:table-cell>
          <table:table-cell office:value-type="string">
            <text:p>Accounting</text:p>
          </table:table-cell>
        </table:table-row>
        <table:table-row table:style-name="ro1">
          <table:table-cell office:value-type="string">
            <text:p>Purchases</text:p>
          </table:table-cell>
          <table:table-cell office:value-type="string">
            <text:p>Shipping Management</text:p>
          </table:table-cell>
          <table:table-cell office:value-type="string">
            <text:p>Analytic Accounting</text:p>
          </table:table-cell>
        </table:table-row>
        <table:table-row table:style-name="ro1">
          <table:table-cell office:value-type="string">
            <text:p>Services Mgt.</text:p>
          </table:table-cell>
          <table:table-cell office:value-type="string">
            <text:p>Manufacturing</text:p>
          </table:table-cell>
          <table:table-cell office:value-type="string">
            <text:p>Budgets</text:p>
          </table:table-cell>
        </table:table-row>
        <table:table-row table:style-name="ro1">
          <table:table-cell office:value-type="string">
            <text:p>Invoicing</text:p>
          </table:table-cell>
          <table:table-cell office:value-type="string">
            <text:p>Quality &amp; Repairs</text:p>
          </table:table-cell>
          <table:table-cell office:value-type="string">
            <text:p>Payments Management</text:p>
          </table:table-cell>
        </table:table-row>
        <table:table-row table:style-name="ro1">
          <table:table-cell office:value-type="string">
            <text:p>Point of Sale</text:p>
          </table:table-cell>
          <table:table-cell office:value-type="string">
            <text:p>Products &amp; Pricelists</text:p>
          </table:table-cell>
          <table:table-cell office:value-type="string">
            <text:p>Assets Management</text:p>
          </table:table-cell>
        </table:table-row>
        <table:table-row table:style-name="ro1">
          <table:table-cell table:number-columns-repeated="2"/>
          <table:table-cell office:value-type="string">
            <text:p>Bank Interfac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Human Ressources</text:p>
          </table:table-cell>
          <table:table-cell table:style-name="ce1" office:value-type="string">
            <text:p>CRM &amp; SRM</text:p>
          </table:table-cell>
          <table:table-cell table:style-name="ce1" office:value-type="string">
            <text:p>Project Management</text:p>
          </table:table-cell>
        </table:table-row>
        <table:table-row table:style-name="ro1">
          <table:table-cell office:value-type="string">
            <text:p>Payroll</text:p>
          </table:table-cell>
          <table:table-cell office:value-type="string">
            <text:p>Customer Relationship Mgt.</text:p>
          </table:table-cell>
          <table:table-cell office:value-type="string">
            <text:p>Operational Management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Mail Gateway</text:p>
          </table:table-cell>
          <table:table-cell office:value-type="string">
            <text:p>Financial Management</text:p>
          </table:table-cell>
        </table:table-row>
        <table:table-row table:style-name="ro1">
          <table:table-cell office:value-type="string">
            <text:p>Skills Management</text:p>
          </table:table-cell>
          <table:table-cell office:value-type="string">
            <text:p>Portals</text:p>
          </table:table-cell>
          <table:table-cell office:value-type="string">
            <text:p>Timesheets</text:p>
          </table:table-cell>
        </table:table-row>
        <table:table-row table:style-name="ro1">
          <table:table-cell office:value-type="string">
            <text:p>Holidays</text:p>
          </table:table-cell>
          <table:table-cell office:value-type="string">
            <text:p>Direct Marketing</text:p>
          </table:table-cell>
          <table:table-cell/>
        </table:table-row>
        <table:table-row table:style-name="ro1">
          <table:table-cell office:value-type="string">
            <text:p>Attendances</text:p>
          </table:table-cell>
          <table:table-cell office:value-type="string">
            <text:p>Phone Call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Daily Productivity</text:p>
          </table:table-cell>
          <table:table-cell table:style-name="ce1" office:value-type="string">
            <text:p>Efficient Communication</text:p>
          </table:table-cell>
          <table:table-cell table:style-name="ce1" office:value-type="string">
            <text:p>Business Process Management</text:p>
          </table:table-cell>
        </table:table-row>
        <table:table-row table:style-name="ro1">
          <table:table-cell office:value-type="string">
            <text:p>Integrated DMS</text:p>
          </table:table-cell>
          <table:table-cell office:value-type="string">
            <text:p>Wiki</text:p>
          </table:table-cell>
          <table:table-cell office:value-type="string">
            <text:p>End-Users Processes</text:p>
          </table:table-cell>
        </table:table-row>
        <table:table-row table:style-name="ro1">
          <table:table-cell office:value-type="string">
            <text:p>Outlook / Thunderbird</text:p>
          </table:table-cell>
          <table:table-cell office:value-type="string">
            <text:p>Webmail</text:p>
          </table:table-cell>
          <table:table-cell office:value-type="string">
            <text:p>Workflow Engine</text:p>
          </table:table-cell>
        </table:table-row>
        <table:table-row table:style-name="ro1">
          <table:table-cell office:value-type="string">
            <text:p>Getting Things Done</text:p>
          </table:table-cell>
          <table:table-cell office:value-type="string">
            <text:p>Dashboards</text:p>
          </table:table-cell>
          <table:table-cell/>
        </table:table-row>
        <table:table-row table:style-name="ro1">
          <table:table-cell office:value-type="string">
            <text:p>Calendars</text:p>
          </table:table-cell>
          <table:table-cell office:value-type="string">
            <text:p>Aler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Verticalisation</text:p>
          </table:table-cell>
          <table:table-cell table:style-name="ce1" office:value-type="string">
            <text:p>Association Management</text:p>
          </table:table-cell>
          <table:table-cell table:style-name="ce1" office:value-type="string">
            <text:p>IT Companies</text:p>
          </table:table-cell>
        </table:table-row>
        <table:table-row table:style-name="ro1">
          <table:table-cell office:value-type="string">
            <text:p>Auction Houses</text:p>
          </table:table-cell>
          <table:table-cell office:value-type="string">
            <text:p>Mermbership</text:p>
          </table:table-cell>
          <table:table-cell office:value-type="string">
            <text:p>Bug Tracker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Events Organisation</text:p>
          </table:table-cell>
          <table:table-cell office:value-type="string">
            <text:p>Scrum Methodology</text:p>
          </table:table-cell>
        </table:table-row>
        <table:table-row table:style-name="ro1">
          <table:table-cell office:value-type="string">
            <text:p>Food Industries</text:p>
          </table:table-cell>
          <table:table-cell office:value-type="string">
            <text:p>Fund Raising</text:p>
          </table:table-cell>
          <table:table-cell/>
        </table:table-row>
        <table:table-row table:style-name="ro1">
          <table:table-cell office:value-type="string">
            <text:p>Book Stores</text:p>
          </table:table-cell>
          <table:table-cell table:number-columns-repeated="2"/>
        </table:table-row>
        <table:table-row table:style-name="ro1">
          <table:table-cell office:value-type="string">
            <text:p>Trainings</text:p>
          </table:table-cell>
          <table:table-cell table:number-columns-repeated="2"/>
        </table:table-row>
        <table:table-row table:style-name="ro1">
          <table:table-cell office:value-type="string">
            <text:p>Chamber of Comme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Fully Customizable</text:p>
          </table:table-cell>
          <table:table-cell table:style-name="ce1" office:value-type="string">
            <text:p>Ergonomy</text:p>
          </table:table-cell>
          <table:table-cell table:style-name="ce1" office:value-type="string">
            <text:p>Flexible</text:p>
          </table:table-cell>
        </table:table-row>
        <table:table-row table:style-name="ro1">
          <table:table-cell office:value-type="string">
            <text:p>Report Designer</text:p>
          </table:table-cell>
          <table:table-cell office:value-type="string">
            <text:p>Web &amp; Application interfaces</text:p>
          </table:table-cell>
          <table:table-cell office:value-type="string">
            <text:p>Modules System</text:p>
          </table:table-cell>
        </table:table-row>
        <table:table-row table:style-name="ro1">
          <table:table-cell office:value-type="string">
            <text:p>View Editor</text:p>
          </table:table-cell>
          <table:table-cell office:value-type="string">
            <text:p>Gantt &amp; Calendars</text:p>
          </table:table-cell>
          <table:table-cell office:value-type="string">
            <text:p>Web-Services</text:p>
          </table:table-cell>
        </table:table-row>
        <table:table-row table:style-name="ro1">
          <table:table-cell office:value-type="string">
            <text:p>Workflow Editor</text:p>
          </table:table-cell>
          <table:table-cell office:value-type="string">
            <text:p>Dynamic Graphs</text:p>
          </table:table-cell>
          <table:table-cell/>
        </table:table-row>
        <table:table-row table:style-name="ro1">
          <table:table-cell office:value-type="string">
            <text:p>Configurable Actions</text:p>
          </table:table-cell>
          <table:table-cell office:value-type="string">
            <text:p>Integrated Documenta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eCommerce</text:p>
          </table:table-cell>
          <table:table-cell table:style-name="ce1" office:value-type="string">
            <text:p>Business Intelligence</text:p>
          </table:table-cell>
          <table:table-cell table:style-name="ce1" office:value-type="string">
            <text:p>Miscelleanous Tools</text:p>
          </table:table-cell>
        </table:table-row>
        <table:table-row table:style-name="ro1">
          <table:table-cell office:value-type="string">
            <text:p>Integrated eCommerce</text:p>
          </table:table-cell>
          <table:table-cell office:value-type="string">
            <text:p>OLAP Database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Interfaced Systems</text:p>
          </table:table-cell>
          <table:table-cell office:value-type="string">
            <text:p>Cube Designer</text:p>
          </table:table-cell>
          <table:table-cell office:value-type="string">
            <text:p>Ideas</text:p>
          </table:table-cell>
        </table:table-row>
        <table:table-row table:style-name="ro1">
          <table:table-cell office:value-type="string">
            <text:p>EDI</text:p>
          </table:table-cell>
          <table:table-cell office:value-type="string">
            <text:p>Data Browser</text:p>
          </table:table-cell>
          <table:table-cell office:value-type="string">
            <text:p>Lunch</text:p>
          </table:table-cell>
        </table:table-row>
        <table:table-row table:style-name="ro1">
          <table:table-cell table:number-columns-repeated="2"/>
          <table:table-cell office:value-type="string">
            <text:p>VOIP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12/08/2008</text:date>, <text:time>11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abien Pinckaers</meta:initial-creator>
    <meta:creation-date>2008-12-08T11:03:47</meta:creation-date>
    <dc:creator>Fabien Pinckaers</dc:creator>
    <dc:date>2008-12-08T11:42:18</dc:date>
    <meta:editing-cycles>1</meta:editing-cycles>
    <meta:editing-duration>PT8M0S</meta:editing-duration>
    <meta:user-defined meta:name="Info 1"/>
    <meta:user-defined meta:name="Info 2"/>
    <meta:user-defined meta:name="Info 3"/>
    <meta:user-defined meta:name="Info 4"/>
    <meta:document-statistic meta:table-count="3" meta:cell-count="88"/>
  </office:meta>
</office:document-meta>
</file>